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rsid="0009f0fd" officeooo:paragraph-rsid="0012b4ae"/>
    </style:style>
    <style:style style:name="P3" style:family="paragraph" style:parent-style-name="Standard">
      <style:text-properties officeooo:rsid="000f0588" officeooo:paragraph-rsid="0012b4ae"/>
    </style:style>
    <style:style style:name="P4" style:family="paragraph" style:parent-style-name="Standard">
      <style:paragraph-properties fo:text-align="start" style:justify-single-word="false"/>
      <style:text-properties officeooo:rsid="0012b4ae" officeooo:paragraph-rsid="0013d776"/>
    </style:style>
    <style:style style:name="P5" style:family="paragraph" style:parent-style-name="Standard">
      <style:paragraph-properties fo:text-align="start" style:justify-single-word="false"/>
      <style:text-properties officeooo:rsid="0012b4ae" officeooo:paragraph-rsid="0014be28"/>
    </style:style>
    <style:style style:name="P6" style:family="paragraph" style:parent-style-name="Standard">
      <style:text-properties officeooo:rsid="00141c75" officeooo:paragraph-rsid="0014be28"/>
    </style:style>
    <style:style style:name="P7" style:family="paragraph" style:parent-style-name="Standard">
      <style:paragraph-properties fo:break-before="page"/>
      <style:text-properties officeooo:rsid="00141c75" officeooo:paragraph-rsid="0014be28"/>
    </style:style>
    <style:style style:name="P8" style:family="paragraph" style:parent-style-name="Standard">
      <style:text-properties style:text-line-through-style="none" style:text-line-through-type="none" officeooo:rsid="000f0588" officeooo:paragraph-rsid="0012b4ae"/>
    </style:style>
    <style:style style:name="P9" style:family="paragraph" style:parent-style-name="Standard">
      <style:text-properties style:text-line-through-style="none" style:text-line-through-type="none" officeooo:rsid="0010e375" officeooo:paragraph-rsid="0012b4ae"/>
    </style:style>
    <style:style style:name="P10" style:family="paragraph" style:parent-style-name="Standard">
      <style:paragraph-properties fo:text-align="justify" style:justify-single-word="false"/>
      <style:text-properties officeooo:paragraph-rsid="0018ad6f"/>
    </style:style>
    <style:style style:name="P11" style:family="paragraph" style:parent-style-name="Standard">
      <style:paragraph-properties fo:text-align="justify" style:justify-single-word="false"/>
      <style:text-properties officeooo:paragraph-rsid="0012b4ae"/>
    </style:style>
    <style:style style:name="P12" style:family="paragraph" style:parent-style-name="Standard">
      <style:paragraph-properties fo:text-align="justify" style:justify-single-word="false"/>
      <style:text-properties officeooo:rsid="0018ad6f" officeooo:paragraph-rsid="001d28e5"/>
    </style:style>
    <style:style style:name="P13" style:family="paragraph" style:parent-style-name="Standard">
      <style:paragraph-properties fo:text-align="justify" style:justify-single-word="false"/>
      <style:text-properties officeooo:rsid="001a87dd" officeooo:paragraph-rsid="001d28e5"/>
    </style:style>
    <style:style style:name="P14" style:family="paragraph" style:parent-style-name="Standard">
      <style:paragraph-properties fo:text-align="start" style:justify-single-word="false"/>
      <style:text-properties officeooo:rsid="001d28e5" officeooo:paragraph-rsid="001d28e5"/>
    </style:style>
    <style:style style:name="P15" style:family="paragraph" style:parent-style-name="Standard">
      <style:paragraph-properties fo:text-align="justify" style:justify-single-word="false"/>
      <style:text-properties officeooo:rsid="0010e375" officeooo:paragraph-rsid="0012b4ae"/>
    </style:style>
    <style:style style:name="P16" style:family="paragraph" style:parent-style-name="Standard">
      <style:paragraph-properties fo:text-align="justify" style:justify-single-word="false"/>
      <style:text-properties officeooo:rsid="001eee00" officeooo:paragraph-rsid="001eee00"/>
    </style:style>
    <style:style style:name="P17" style:family="paragraph" style:parent-style-name="Standard">
      <style:paragraph-properties fo:text-align="start" style:justify-single-word="false"/>
      <style:text-properties officeooo:rsid="001eee00" officeooo:paragraph-rsid="001eee00"/>
    </style:style>
    <style:style style:name="P18" style:family="paragraph" style:parent-style-name="Standard">
      <style:paragraph-properties fo:text-align="start" style:justify-single-word="false"/>
      <style:text-properties officeooo:paragraph-rsid="001eee00"/>
    </style:style>
    <style:style style:name="P19" style:family="paragraph" style:parent-style-name="Standard">
      <style:paragraph-properties fo:text-align="start" style:justify-single-word="false"/>
      <style:text-properties officeooo:paragraph-rsid="002058ef"/>
    </style:style>
    <style:style style:name="T1" style:family="text">
      <style:text-properties style:text-line-through-style="none" style:text-line-through-type="none"/>
    </style:style>
    <style:style style:name="T2" style:family="text">
      <style:text-properties style:text-line-through-style="none" style:text-line-through-type="none" officeooo:rsid="0011adff"/>
    </style:style>
    <style:style style:name="T3" style:family="text">
      <style:text-properties style:text-line-through-style="none" style:text-line-through-type="none" officeooo:rsid="000f0588"/>
    </style:style>
    <style:style style:name="T4" style:family="text">
      <style:text-properties style:text-line-through-style="none" style:text-line-through-type="none" officeooo:rsid="000f625e"/>
    </style:style>
    <style:style style:name="T5" style:family="text">
      <style:text-properties style:text-line-through-style="none" style:text-line-through-type="none" officeooo:rsid="0010e375"/>
    </style:style>
    <style:style style:name="T6" style:family="text">
      <style:text-properties style:text-line-through-style="none" style:text-line-through-type="none" officeooo:rsid="0014be28"/>
    </style:style>
    <style:style style:name="T7" style:family="text">
      <style:text-properties style:text-line-through-style="none" style:text-line-through-type="none" officeooo:rsid="001627d0"/>
    </style:style>
    <style:style style:name="T8" style:family="text">
      <style:text-properties style:text-line-through-style="none" style:text-line-through-type="none" officeooo:rsid="001efc79"/>
    </style:style>
    <style:style style:name="T9" style:family="text">
      <style:text-properties style:text-line-through-style="none" style:text-line-through-type="none" officeooo:rsid="001fe720"/>
    </style:style>
    <style:style style:name="T10" style:family="text">
      <style:text-properties style:text-line-through-style="none" style:text-line-through-type="none" officeooo:rsid="002058ef"/>
    </style:style>
    <style:style style:name="T11" style:family="text">
      <style:text-properties style:text-line-through-style="none" style:text-line-through-type="none" officeooo:rsid="0020a3d3"/>
    </style:style>
    <style:style style:name="T12" style:family="text">
      <style:text-properties style:text-line-through-style="none" style:text-line-through-type="none" officeooo:rsid="0021fb8d"/>
    </style:style>
    <style:style style:name="T13" style:family="text">
      <style:text-properties style:text-line-through-style="none" style:text-line-through-type="none" officeooo:rsid="00222eb7"/>
    </style:style>
    <style:style style:name="T14" style:family="text">
      <style:text-properties officeooo:rsid="0011adff"/>
    </style:style>
    <style:style style:name="T15" style:family="text">
      <style:text-properties fo:color="#000000" officeooo:rsid="0011adff"/>
    </style:style>
    <style:style style:name="T16" style:family="text">
      <style:text-properties fo:color="#000000" style:text-line-through-style="none" style:text-line-through-type="none" officeooo:rsid="000bded9"/>
    </style:style>
    <style:style style:name="T17" style:family="text">
      <style:text-properties fo:color="#000000" style:text-line-through-style="none" style:text-line-through-type="none" officeooo:rsid="000cdb37"/>
    </style:style>
    <style:style style:name="T18" style:family="text">
      <style:text-properties fo:color="#000000" style:text-line-through-style="none" style:text-line-through-type="none" officeooo:rsid="0011adff"/>
    </style:style>
    <style:style style:name="T19" style:family="text">
      <style:text-properties fo:color="#000000" style:text-line-through-style="none" style:text-line-through-type="none" officeooo:rsid="0012245d"/>
    </style:style>
    <style:style style:name="T20" style:family="text">
      <style:text-properties fo:color="#000000" style:text-line-through-style="none" style:text-line-through-type="none" officeooo:rsid="000e326f"/>
    </style:style>
    <style:style style:name="T21" style:family="text">
      <style:text-properties fo:color="#000000" style:text-line-through-style="none" style:text-line-through-type="none" officeooo:rsid="000f0588"/>
    </style:style>
    <style:style style:name="T22" style:family="text">
      <style:text-properties officeooo:rsid="0013d776"/>
    </style:style>
    <style:style style:name="T23" style:family="text">
      <style:text-properties officeooo:rsid="00141c75"/>
    </style:style>
    <style:style style:name="T24" style:family="text">
      <style:text-properties officeooo:rsid="0014be28"/>
    </style:style>
    <style:style style:name="T25" style:family="text">
      <style:text-properties officeooo:rsid="0018f4b3"/>
    </style:style>
    <style:style style:name="T26" style:family="text">
      <style:text-properties officeooo:rsid="00193386"/>
    </style:style>
    <style:style style:name="T27" style:family="text">
      <style:text-properties officeooo:rsid="001a87dd"/>
    </style:style>
    <style:style style:name="T28" style:family="text">
      <style:text-properties officeooo:rsid="001b4a83"/>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mailto:UAV@Water" text:style-name="Internet_20_link" text:visited-style-name="Visited_20_Internet_20_Link"><text:span text:style-name="T23">UAV@Water</text:span></text:a><text:span text:style-name="T23">: </text:span>USV-MAR - a low-budget autonomous boat with all-round sensors for bath<text:span text:style-name="T23">y</text:span>metric and riparian monitoring</text:p>
      <text:p text:style-name="P1"/>
      <text:p text:style-name="P4">Christoph Reudenbach, Laura Giese, Max Kleebauer, Titziana Koch, Alexander Santowski, Agnes Schneider, Johannes Schnell, <text:span text:style-name="T22">Alexander </text:span>Schupp, Simon Seyfried, Collin Weber</text:p>
      <text:p text:style-name="P1"/>
      <text:p text:style-name="P10">Today’s progress in UAV/S is immense and their techniques are playing a role in many fields of interest, well known are the airborne applications but an emerging field are also analyzing waterbody structures or quality. For a better understanding of the state of river- and lakebeds as well as the riparian area Unmanned Surface Vehicles (USV) could take an essential part. Especially when it comes to the investigation of hydromorphological and riparian structures of overgrown or otherwise inacsessible river segments there is still need for research.</text:p>
      <text:p text:style-name="P1"/>
      <text:p text:style-name="P1">Currently only a few approaches exist, but they are bound to high costs, extremely time-consuming and therefore unsuited for far-reaching usage. To address those problems master students of Physical Geography and Geoarcheology of the Philipps-University Marburg started a guided self-based learning project. We propose a cost-effective approach for highly resoluted mapping of hydromorphology and structure quality of waterbodies. The constructed prototype of an autonomous boat is equipped with several sensors like a sonar, cameras and gps. The equipment can</text:p>
      <text:p text:style-name="P1">be extended easily by additional sensors. The remotely sensed data is being transferred to the web in real time and can be accessed by researchers as well as interested citizens. Furthermore, we target to develop a framework for generating a three-dimensional model of the waterbody ́s morphology and it ́s surroundings in terms of an R-package.</text:p>
      <text:p text:style-name="P1"/>
      <text:p text:style-name="P1">The USV-project enhances existing knowledge about river and riparian ecosystems, which in turn is</text:p>
      <text:p text:style-name="P1">necessary for improving sustainable management strategies to ensure good water quality and ecology plus meeting all other requirements for rivers and lakes. At the same time the project implied practical teaching approach promises and has already shown a high learning effect on the participating junior researchers.</text:p>
      <text:p text:style-name="P1"/>
      <text:p text:style-name="P1"/>
      <text:p text:style-name="P6"><text:a xlink:type="simple" xlink:href="mailto:UAV@Water" text:style-name="Internet_20_link" text:visited-style-name="Visited_20_Internet_20_Link"/></text:p>
      <text:p text:style-name="P7"><text:a xlink:type="simple" xlink:href="mailto:UAV@Water" text:style-name="Internet_20_link" text:visited-style-name="Visited_20_Internet_20_Link">UAV@Water</text:a>: USV-MAR - ein autonomes Low-Budget Boot mit universal Sensorik <text:span text:style-name="T24">für bathymetrische Analysen</text:span> und Auenmonitoring</text:p>
      <text:p text:style-name="P5"/>
      <text:p text:style-name="P5">Christoph Reudenbach, Laura Giese, Max Kleebauer, Titziana Koch, Alexander Santowski, Agnes Schneider, Johannes Schnell, <text:span text:style-name="T22">Alexander </text:span>Schupp, Simon Seyfried, Collin Weber</text:p>
      <text:p text:style-name="P2"/>
      <text:p text:style-name="P2">Der heutige Fortschritt in UAV/S ist immens und <text:span text:style-name="T14">ihre</text:span> Techniken spielen in vielen Interessensgebieten eine Rolle. <text:span text:style-name="T14">Wohlbekannt sind luftgestützte Anwendun</text:span><text:span text:style-name="T15">gen, wohingegen die Analyse von Gewässerstruktur und -</text:span><text:span text:style-name="T16">qualität einen neu entstehenden Zweig bilden. </text:span><text:span text:style-name="T17">Um</text:span><text:span text:style-name="T16"> </text:span><text:span text:style-name="T18">zu einem</text:span><text:span text:style-name="T16"> bessere</text:span><text:span text:style-name="T18">n</text:span><text:span text:style-name="T16"> Verständnis </text:span><text:span text:style-name="T17">über die Beschaffenheit </text:span><text:span text:style-name="T16">von Fluss- </text:span><text:span text:style-name="T17">und Seebetten sowie den Auenbereich zu </text:span><text:span text:style-name="T19">gelangen</text:span><text:span text:style-name="T17">, können unbemannte Wasserfahrzeuge (engl. Unmanned Surface Vehicles, USV) </text:span><text:span text:style-name="T20">künftig </text:span><text:span text:style-name="T17">einen essentielle</text:span><text:span text:style-name="T18">n</text:span><text:span text:style-name="T17"> </text:span><text:span text:style-name="T20">Anteil</text:span><text:span text:style-name="T17"> </text:span><text:span text:style-name="T20">beitragen. Insbesondere bei der Untersuchung von hydromorphologischen </text:span><text:span text:style-name="T18">sowie</text:span><text:span text:style-name="T20"> Auenstrukturen </text:span><text:span text:style-name="T21">von überwachsenen oder anderweitig unzugänglichen</text:span><text:span text:style-name="T3"> Fließgewässerabschnitten besteht noch </text:span><text:span text:style-name="T2">großer </text:span><text:span text:style-name="T3">F</text:span><text:span text:style-name="T7">or</text:span><text:span text:style-name="T3">schungsbedarf.</text:span></text:p>
      <text:p text:style-name="P8"/>
      <text:p text:style-name="P3"><text:span text:style-name="T1">Bisher existieren diesbezüglich nur wenige Ansätze, welche allerdings mit hohen Kosten verbunden oder extrem zeitaufwändig und daher unpassend für den weitreichenden Gebrauch sind. Um diese Probleme </text:span><text:span text:style-name="T2">zu adressieren</text:span><text:span text:style-name="T1"> haben Masterstudenten der Philipps-Universität Marburg ein angeleitetes selbstbezogenes Lernprojekt gestartet. Wir stellen </text:span><text:span text:style-name="T4">hiermit</text:span><text:span text:style-name="T1"> einen kosteneff</text:span><text:span text:style-name="T2">izienten</text:span><text:span text:style-name="T1"> Ansatz zu</text:span><text:span text:style-name="T4"> einer</text:span><text:span text:style-name="T1"> hochaufgelöste</text:span><text:span text:style-name="T4">n hydromorphologischen Vermessung und Strukturgütekartierung von Gewässern</text:span><text:span text:style-name="T1"> vor. </text:span><text:span text:style-name="T4">Der konstruierte Prototyp eines autonomen Bootes ist mit verschiedenen Sensoren, wie </text:span><text:span text:style-name="T6">unter anderem </text:span><text:span text:style-name="T4">einem Sonar, Kameras und GPS ausgestattet. Die Ausstattung kann problemlos um zusätzliche Sensoren erweitert werden. Die Fernerkundungsdaten werden zeitgleich ins Internet übertragen und ist für Forscher sowie für interessierte Bürger zugänglich. Darüber hinaus planen wir ein</text:span><text:span text:style-name="T5">en Framework zur Entwicklung eines dreidimensionalen Modells der Gewässermorphologie und dessen Umfeldes in Form eines R-Paketes zu </text:span><text:span text:style-name="T2">erarbeiten</text:span><text:span text:style-name="T5">.</text:span></text:p>
      <text:p text:style-name="P9"/>
      <text:p text:style-name="P15"><text:span text:style-name="T1">Das USV-Projekt </text:span><text:span text:style-name="T2">trägt zur Erweiterung</text:span><text:span text:style-name="T1"> d</text:span><text:span text:style-name="T2">es</text:span><text:span text:style-name="T1"> bestehende</text:span><text:span text:style-name="T2">n</text:span><text:span text:style-name="T1"> Wissen</text:span><text:span text:style-name="T2">s</text:span><text:span text:style-name="T1"> über Fluss- und Auenökosysteme </text:span><text:span text:style-name="T2">bei</text:span><text:span text:style-name="T1">, welches wiederum unentbehrlich zur Verbesserung von nachhaltigen Managmentstrategien ist, um eine gute Gewässerqualität und -ökologie zu gewährleisten und alle anderen Anforderungen an Flüsse und Seen zu erfüllen. Gleichzeitig verspricht der </text:span><text:span text:style-name="T7">P</text:span><text:span text:style-name="T1">rojekt implizierte praktische Lehransatz einen großen Lerneffekt auf die teilnehmenden Nachwuchsforscher, </text:span><text:span text:style-name="T2">welcher sich schon jetzt bemerkbar gemacht hat</text:span><text:span text:style-name="T1">.</text:span></text:p>
      <text:p text:style-name="P11"><text:span text:style-name="T13"/></text:p>
      <text:p text:style-name="P19"><text:span text:style-name="T10"><text:s/></text:span></text:p>
      <text:p text:style-name="P17"><text:span text:style-name="T9"/></text:p>
      <text:p text:style-name="P17"><text:span text:style-name="T9"/></text:p>
      <text:p text:style-name="P17"><text:span text:style-name="T1"/></text:p>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6:36:19.475000000</meta:creation-date>
    <dc:date>2018-09-27T22:01:49.446000000</dc:date>
    <meta:editing-duration>PT1H34M7S</meta:editing-duration>
    <meta:editing-cycles>6</meta:editing-cycles>
    <meta:generator>LibreOffice/6.0.2.1$Windows_X86_64 LibreOffice_project/f7f06a8f319e4b62f9bc5095aa112a65d2f3ac89</meta:generator>
    <meta:document-statistic meta:table-count="0" meta:image-count="0" meta:object-count="0" meta:page-count="2" meta:paragraph-count="13" meta:word-count="614" meta:character-count="4608" meta:non-whitespace-character-count="4007"/>
  </office:meta>
</office:document-meta>
</file>